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="solid" draw:fill-color="#ed1c24" draw:opacity="50%" draw:opacity-name="" draw:textarea-horizontal-align="justify" draw:textarea-vertical-align="middle" draw:auto-grow-height="false" fo:min-height="0.29cm" fo:min-width="0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3cm" svg:stroke-color="#a3238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4" style:family="paragraph">
      <loext:graphic-properties draw:fill="solid" draw:fill-color="#ed1c24" draw:opacity="50%"/>
      <style:paragraph-properties fo:text-align="center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="solid" draw:fill-color="#ed1c24" draw:opacity="50%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3.997cm" svg:y="3.28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7" draw:id="id17" draw:layer="layout" svg:width="0.762cm" svg:height="0.762cm" svg:x="3.998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4.898cm" svg:y="3.28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9" draw:id="id19" draw:layer="layout" svg:width="0.762cm" svg:height="0.762cm" svg:x="4.899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5.798cm" svg:y="3.28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3" draw:id="id13" draw:layer="layout" svg:width="0.762cm" svg:height="0.762cm" svg:x="5.799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6.698cm" svg:y="3.28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0" draw:id="id20" draw:layer="layout" svg:width="0.762cm" svg:height="0.762cm" svg:x="6.699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7.599cm" svg:y="3.28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5" draw:id="id15" draw:layer="layout" svg:width="0.762cm" svg:height="0.762cm" svg:x="7.6cm" svg:y="3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8.499cm" svg:y="3.28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1" draw:id="id11" draw:layer="layout" svg:width="0.762cm" svg:height="0.762cm" svg:x="8.5cm" svg:y="3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9.398cm" svg:y="3.28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0.762cm" svg:height="0.762cm" svg:x="9.399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0.299cm" svg:y="3.28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0.762cm" svg:height="0.762cm" svg:x="10.3cm" svg:y="3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1.199cm" svg:y="3.28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0.762cm" svg:height="0.762cm" svg:x="11.2cm" svg:y="3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2.099cm" svg:y="3.28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0.762cm" svg:height="0.762cm" svg:x="12.1cm" svg:y="3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3cm" svg:y="3.289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0.762cm" svg:height="0.762cm" svg:x="13.001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3.998cm" svg:y="5.287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0.762cm" svg:height="0.762cm" svg:x="3.999cm" svg:y="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4.899cm" svg:y="5.288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8" draw:id="id18" draw:layer="layout" svg:width="0.762cm" svg:height="0.762cm" svg:x="4.9cm" svg:y="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5.799cm" svg:y="5.28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0.762cm" svg:height="0.762cm" svg:x="5.8cm" svg:y="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6.699cm" svg:y="5.288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6" draw:id="id16" draw:layer="layout" svg:width="0.762cm" svg:height="0.762cm" svg:x="6.7cm" svg:y="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7.6cm" svg:y="5.289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0.762cm" svg:height="0.762cm" svg:x="7.601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8.5cm" svg:y="5.289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62cm" svg:height="0.762cm" svg:x="8.501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9.399cm" svg:y="5.28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0.762cm" svg:height="0.762cm" svg:x="9.4cm" svg:y="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762cm" svg:height="0.762cm" svg:x="10.3cm" svg:y="5.289cm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0.762cm" svg:height="0.762cm" svg:x="10.301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1.2cm" svg:y="5.28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0.762cm" svg:height="0.762cm" svg:x="11.201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2.1cm" svg:y="5.289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4" draw:id="id14" draw:layer="layout" svg:width="0.762cm" svg:height="0.762cm" svg:x="12.101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762cm" svg:height="0.762cm" svg:x="13.001cm" svg:y="5.29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0.762cm" svg:height="0.762cm" svg:x="13.002cm" svg:y="5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13.382cm" svg:y1="4.052cm" svg:x2="13.383cm" svg:y2="5.291cm" draw:start-shape="id1" draw:start-glue-point="8" draw:end-shape="id2" draw:end-glue-point="4" svg:d="M13382 4052l1 1239" svg:viewBox="0 0 2 1240">
          <text:p/>
        </draw:connector>
        <draw:connector draw:style-name="gr3" draw:text-style-name="P6" draw:layer="layout" draw:type="line" svg:x1="12.481cm" svg:y1="4.051cm" svg:x2="11.582cm" svg:y2="5.29cm" draw:start-shape="id3" draw:start-glue-point="8" draw:end-shape="id4" draw:end-glue-point="4" svg:d="M12481 4051l-899 1239" svg:viewBox="0 0 900 1240">
          <text:p/>
        </draw:connector>
        <draw:connector draw:style-name="gr3" draw:text-style-name="P6" draw:layer="layout" draw:type="line" svg:x1="11.581cm" svg:y1="4.051cm" svg:x2="9.781cm" svg:y2="5.289cm" draw:start-shape="id5" draw:start-glue-point="8" draw:end-shape="id6" draw:end-glue-point="4" svg:d="M11581 4051l-1800 1238" svg:viewBox="0 0 1801 1239">
          <text:p/>
        </draw:connector>
        <draw:connector draw:style-name="gr3" draw:text-style-name="P6" draw:layer="layout" draw:type="line" svg:x1="10.681cm" svg:y1="4.051cm" svg:x2="7.982cm" svg:y2="5.29cm" draw:start-shape="id7" draw:start-glue-point="8" draw:end-shape="id8" draw:end-glue-point="4" svg:d="M10681 4051l-2699 1239" svg:viewBox="0 0 2700 1240">
          <text:p/>
        </draw:connector>
        <draw:connector draw:style-name="gr3" draw:text-style-name="P6" draw:layer="layout" draw:type="line" svg:x1="9.78cm" svg:y1="4.05cm" svg:x2="6.181cm" svg:y2="5.289cm" draw:start-shape="id9" draw:start-glue-point="8" draw:end-shape="id10" draw:end-glue-point="4" svg:d="M9780 4050l-3599 1239" svg:viewBox="0 0 3600 1240">
          <text:p/>
        </draw:connector>
        <draw:connector draw:style-name="gr3" draw:text-style-name="P6" draw:layer="layout" draw:type="line" svg:x1="8.881cm" svg:y1="4.051cm" svg:x2="4.38cm" svg:y2="5.288cm" draw:start-shape="id11" draw:start-glue-point="8" draw:end-shape="id12" draw:end-glue-point="4" svg:d="M8881 4051l-4501 1237" svg:viewBox="0 0 4502 1238">
          <text:p/>
        </draw:connector>
        <draw:connector draw:style-name="gr4" draw:text-style-name="P6" draw:layer="layout" draw:type="line" svg:x1="6.18cm" svg:y1="4.05cm" svg:x2="12.482cm" svg:y2="5.29cm" draw:start-shape="id13" draw:start-glue-point="8" draw:end-shape="id14" draw:end-glue-point="4" svg:d="M6180 4050l6302 1240" svg:viewBox="0 0 6303 1241">
          <text:p/>
        </draw:connector>
        <draw:connector draw:style-name="gr4" draw:text-style-name="P6" draw:layer="layout" draw:type="line" svg:x1="7.981cm" svg:y1="4.051cm" svg:x2="7.081cm" svg:y2="5.289cm" draw:start-shape="id15" draw:start-glue-point="8" draw:end-shape="id16" draw:end-glue-point="4" svg:d="M7981 4051l-900 1238" svg:viewBox="0 0 901 1239">
          <text:p/>
        </draw:connector>
        <draw:connector draw:style-name="gr4" draw:text-style-name="P6" draw:layer="layout" draw:type="line" svg:x1="4.379cm" svg:y1="4.049cm" svg:x2="5.281cm" svg:y2="5.289cm" draw:start-shape="id17" draw:start-glue-point="8" draw:end-shape="id18" draw:end-glue-point="4" svg:d="M4379 4049l902 1240" svg:viewBox="0 0 903 1241">
          <text:p/>
        </draw:connector>
        <draw:connector draw:style-name="gr4" draw:text-style-name="P6" draw:layer="layout" draw:type="curve" svg:x1="5.28cm" svg:y1="3.288cm" svg:x2="7.08cm" svg:y2="3.288cm" draw:start-shape="id19" draw:start-glue-point="4" draw:end-shape="id20" draw:end-glue-point="4" svg:d="M5280 3288c0-751 1800-751 1800 0" svg:viewBox="0 0 18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01:10:14.086584249</meta:creation-date>
    <dc:date>2019-08-17T01:25:25.110385187</dc:date>
    <meta:editing-duration>PT5M1S</meta:editing-duration>
    <meta:editing-cycles>1</meta:editing-cycles>
    <meta:document-statistic meta:object-count="54"/>
    <meta:generator>LibreOffice/6.0.7.3$Linux_X86_64 LibreOffice_project/00m0$Build-3</meta:generator>
  </office:meta>
</office:document-meta>
</file>